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71.65" calcext:value-type="float">
            <text:p>71,65</text:p>
          </table:table-cell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74.835" calcext:value-type="float">
            <text:p>74,835</text:p>
          </table:table-cell>
          <table:table-cell table:formula="of:=[.A3]-[.B2]" office:value-type="float" office:value="90.755" calcext:value-type="float">
            <text:p>90,755</text:p>
          </table:table-cell>
          <table:table-cell table:formula="of:=(([.D2])^2-([.C2])^2)/(9-1)" office:value-type="float" office:value="329.5241" calcext:value-type="float">
            <text:p>329,5241</text:p>
          </table:table-cell>
          <table:table-cell table:formula="of:=([.C3])^2-([.C2])^2" office:value-type="float" office:value="4643.186875" calcext:value-type="float">
            <text:p>4643,186875</text:p>
          </table:table-cell>
          <table:table-cell table:formula="of:=([.D3])^2-([.D2])^2" office:value-type="float" office:value="4629.894875" calcext:value-type="float">
            <text:p>4629,894875</text:p>
          </table:table-cell>
        </table:table-row>
        <table:table-row table:style-name="ro2">
          <table:table-cell office:value-type="float" office:value="93.94" calcext:value-type="float">
            <text:p>93,94</text:p>
          </table:table-cell>
          <table:table-cell table:style-name="ce2" office:value-type="float" office:value="2.52" calcext:value-type="float">
            <text:p>2,52</text:p>
          </table:table-cell>
          <table:table-cell table:formula="of:=[.A4]+[.B3]" office:value-type="float" office:value="101.21" calcext:value-type="float">
            <text:p>101,21</text:p>
          </table:table-cell>
          <table:table-cell table:formula="of:=[.A5]-[.B3]" office:value-type="float" office:value="113.43" calcext:value-type="float">
            <text:p>113,43</text:p>
          </table:table-cell>
          <table:table-cell table:formula="of:=(([.D3])^2-([.C3])^2)/(9-1)" office:value-type="float" office:value="327.8626" calcext:value-type="float">
            <text:p>327,8626</text:p>
          </table:table-cell>
          <table:table-cell table:formula="of:=([.C4])^2-([.C3])^2" office:value-type="float" office:value="4592.993925" calcext:value-type="float">
            <text:p>4592,993925</text:p>
          </table:table-cell>
          <table:table-cell table:formula="of:=([.D4])^2-([.D3])^2" office:value-type="float" office:value="4369.386325" calcext:value-type="float">
            <text:p>4369,386325</text:p>
          </table:table-cell>
        </table:table-row>
        <table:table-row table:style-name="ro2">
          <table:table-cell office:value-type="float" office:value="98.69" calcext:value-type="float">
            <text:p>98,69</text:p>
          </table:table-cell>
          <table:table-cell table:style-name="ce2" office:value-type="float" office:value="2.225" calcext:value-type="float">
            <text:p>2,225</text:p>
          </table:table-cell>
          <table:table-cell table:formula="of:=[.A6]+[.B4]" office:value-type="float" office:value="121.805" calcext:value-type="float">
            <text:p>121,805</text:p>
          </table:table-cell>
          <table:table-cell table:formula="of:=[.A7]-[.B4]" office:value-type="float" office:value="131.285" calcext:value-type="float">
            <text:p>131,285</text:p>
          </table:table-cell>
          <table:table-cell table:formula="of:=(([.D4])^2-([.C4])^2)/(9-1)" office:value-type="float" office:value="299.91165" calcext:value-type="float">
            <text:p>299,91165</text:p>
          </table:table-cell>
          <table:table-cell table:formula="of:=([.C5])^2-([.C4])^2" office:value-type="float" office:value="4420.654875" calcext:value-type="float">
            <text:p>4420,654875</text:p>
          </table:table-cell>
          <table:table-cell table:formula="of:=([.D5])^2-([.D4])^2" office:value-type="float" office:value="4435.032875" calcext:value-type="float">
            <text:p>4435,032875</text:p>
          </table:table-cell>
        </table:table-row>
        <table:table-row table:style-name="ro2">
          <table:table-cell office:value-type="float" office:value="115.95" calcext:value-type="float">
            <text:p>115,95</text:p>
          </table:table-cell>
          <table:table-cell table:style-name="ce2" office:value-type="float" office:value="1.78999999999999" calcext:value-type="float">
            <text:p>1,79</text:p>
          </table:table-cell>
          <table:table-cell table:formula="of:=[.A8]+[.B5]" office:value-type="float" office:value="138.77" calcext:value-type="float">
            <text:p>138,77</text:p>
          </table:table-cell>
          <table:table-cell table:formula="of:=[.A9]-[.B5]" office:value-type="float" office:value="147.21" calcext:value-type="float">
            <text:p>147,21</text:p>
          </table:table-cell>
          <table:table-cell table:formula="of:=(([.D5])^2-([.C5])^2)/(9-1)" office:value-type="float" office:value="301.708900000001" calcext:value-type="float">
            <text:p>301,7089</text:p>
          </table:table-cell>
          <table:table-cell table:formula="of:=([.C6])^2-([.C5])^2" office:value-type="float" office:value="4338.91920000001" calcext:value-type="float">
            <text:p>4338,9192</text:p>
          </table:table-cell>
          <table:table-cell table:formula="of:=([.D6])^2-([.D5])^2" office:value-type="float" office:value="4246.996" calcext:value-type="float">
            <text:p>4246,996</text:p>
          </table:table-cell>
        </table:table-row>
        <table:table-row table:style-name="ro2">
          <table:table-cell office:value-type="float" office:value="119.58" calcext:value-type="float">
            <text:p>119,58</text:p>
          </table:table-cell>
          <table:table-cell table:style-name="ce2" office:value-type="float" office:value="1.78" calcext:value-type="float">
            <text:p>1,78</text:p>
          </table:table-cell>
          <table:table-cell table:formula="of:=[.A10]+[.B6]" office:value-type="float" office:value="153.61" calcext:value-type="float">
            <text:p>153,61</text:p>
          </table:table-cell>
          <table:table-cell table:formula="of:=[.A11]-[.B6]" office:value-type="float" office:value="160.99" calcext:value-type="float">
            <text:p>160,99</text:p>
          </table:table-cell>
          <table:table-cell table:formula="of:=(([.D6])^2-([.C6])^2)/(9-1)" office:value-type="float" office:value="290.2185" calcext:value-type="float">
            <text:p>290,2185</text:p>
          </table:table-cell>
          <table:table-cell table:formula="of:=([.C7])^2-([.C6])^2" office:value-type="float" office:value="4304.65912499999" calcext:value-type="float">
            <text:p>4304,659125</text:p>
          </table:table-cell>
          <table:table-cell table:formula="of:=([.D7])^2-([.D6])^2" office:value-type="float" office:value="3964.52812499999" calcext:value-type="float">
            <text:p>3964,528125</text:p>
          </table:table-cell>
        </table:table-row>
        <table:table-row table:style-name="ro2">
          <table:table-cell office:value-type="float" office:value="133.51" calcext:value-type="float">
            <text:p>133,51</text:p>
          </table:table-cell>
          <table:table-cell table:style-name="ce2" office:value-type="float" office:value="1.58500000000001" calcext:value-type="float">
            <text:p>1,585</text:p>
          </table:table-cell>
          <table:table-cell table:formula="of:=[.A12]+[.B7]" office:value-type="float" office:value="167.035" calcext:value-type="float">
            <text:p>167,035</text:p>
          </table:table-cell>
          <table:table-cell table:formula="of:=[.A13]-[.B7]" office:value-type="float" office:value="172.865" calcext:value-type="float">
            <text:p>172,865</text:p>
          </table:table-cell>
          <table:table-cell table:formula="of:=(([.D7])^2-([.C7])^2)/(9-1)" office:value-type="float" office:value="247.702124999999" calcext:value-type="float">
            <text:p>247,702125</text:p>
          </table:table-cell>
          <table:table-cell table:number-columns-repeated="2"/>
        </table:table-row>
        <table:table-row table:style-name="ro2">
          <table:table-cell office:value-type="float" office:value="136.98" calcext:value-type="float">
            <text:p>136,98</text:p>
          </table:table-cell>
          <table:table-cell table:number-columns-repeated="6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2">
          <table:table-cell office:value-type="float" office:value="151.83" calcext:value-type="float">
            <text:p>151,83</text:p>
          </table:table-cell>
          <table:table-cell table:number-columns-repeated="6"/>
        </table:table-row>
        <table:table-row table:style-name="ro2">
          <table:table-cell office:value-type="float" office:value="162.77" calcext:value-type="float">
            <text:p>162,77</text:p>
          </table:table-cell>
          <table:table-cell table:number-columns-repeated="6"/>
        </table:table-row>
        <table:table-row table:style-name="ro2">
          <table:table-cell office:value-type="float" office:value="165.45" calcext:value-type="float">
            <text:p>165,45</text:p>
          </table:table-cell>
          <table:table-cell table:number-columns-repeated="6"/>
        </table:table-row>
        <table:table-row table:style-name="ro2">
          <table:table-cell office:value-type="float" office:value="174.45" calcext:value-type="float">
            <text:p>174,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6:58:08.58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7:02:08.271000000</dc:date>
    <meta:editing-duration>PT7M41S</meta:editing-duration>
    <meta:editing-cycles>2</meta:editing-cycles>
    <meta:document-statistic meta:table-count="1" meta:cell-count="53" meta:object-count="0"/>
  </office:meta>
</office:document-meta>
</file>